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659" officeooo:paragraph-rsid="001b0659"/>
    </style:style>
    <style:style style:name="P2" style:family="paragraph" style:parent-style-name="Standard">
      <style:text-properties officeooo:rsid="001d53da" officeooo:paragraph-rsid="001d53da"/>
    </style:style>
    <style:style style:name="P3" style:family="paragraph" style:parent-style-name="Standard" style:list-style-name="L1">
      <style:text-properties officeooo:rsid="001d53da" officeooo:paragraph-rsid="001d53da"/>
    </style:style>
    <style:style style:name="P4" style:family="paragraph" style:parent-style-name="Standard">
      <style:text-properties officeooo:rsid="001b0659" officeooo:paragraph-rsid="001b0659"/>
    </style:style>
    <style:style style:name="P5" style:family="paragraph" style:parent-style-name="Standard" style:list-style-name="L2">
      <style:text-properties officeooo:rsid="001b0659" officeooo:paragraph-rsid="001b0659"/>
    </style:style>
    <style:style style:name="P6" style:family="paragraph" style:parent-style-name="Standard" style:list-style-name="L1">
      <style:text-properties officeooo:rsid="001f1fa1" officeooo:paragraph-rsid="001f1fa1"/>
    </style:style>
    <style:style style:name="P7" style:family="paragraph" style:parent-style-name="Standard" style:list-style-name="L1">
      <style:text-properties officeooo:rsid="00202d93" officeooo:paragraph-rsid="00202d93"/>
    </style:style>
    <style:style style:name="P8" style:family="paragraph" style:parent-style-name="Standard" style:list-style-name="L1">
      <style:text-properties officeooo:rsid="002187a1" officeooo:paragraph-rsid="002187a1"/>
    </style:style>
    <style:style style:name="P9" style:family="paragraph" style:parent-style-name="Standard">
      <style:text-properties fo:font-size="14pt" fo:font-weight="bold" officeooo:rsid="002187a1" officeooo:paragraph-rsid="002187a1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text-properties fo:font-size="12pt" fo:font-weight="normal" officeooo:rsid="002187a1" officeooo:paragraph-rsid="002187a1" style:font-size-asian="12pt" style:font-weight-asian="normal" style:font-size-complex="12pt" style:font-weight-complex="normal"/>
    </style:style>
    <style:style style:name="T1" style:family="text">
      <style:text-properties officeooo:rsid="0022d6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SC Web redesign Plan write up</text:p>
      <text:p text:style-name="P1"/>
      <text:p text:style-name="P2">Template Items</text:p>
      <text:p text:style-name="P2">The design of this site should contain the following consistent components on each page:</text:p>
      <text:list xml:id="list105824914540037940" text:style-name="L1">
        <text:list-item>
          <text:p text:style-name="P6">Header</text:p>
          <text:list>
            <text:list-item>
              <text:p text:style-name="P6">The intent of the header content is to provide easy navigation around the site. <text:s/>To be accomplished with search feature and drop down menus. <text:s/>Provide links to access FESC social media accounts. <text:s/>Also, feature logo and tag line to build FESC brand</text:p>
            </text:list-item>
            <text:list-item>
              <text:p text:style-name="P8">Background color – white (TBD)</text:p>
            </text:list-item>
            <text:list-item>
              <text:p text:style-name="P6">Components of header to include: </text:p>
              <text:list>
                <text:list-item>
                  <text:p text:style-name="P3">Logo</text:p>
                </text:list-item>
                <text:list-item>
                  <text:p text:style-name="P3">search input and button</text:p>
                </text:list-item>
              </text:list>
            </text:list-item>
            <text:list-item>
              <text:p text:style-name="P3"><text:s/><text:tab/>social media icons to access FESC social media pages.</text:p>
              <text:list>
                <text:list-item>
                  <text:p text:style-name="P3">Top Navigation. <text:s/></text:p>
                  <text:list>
                    <text:list-item>
                      <text:p text:style-name="P8">Background color – Orange (TBD)</text:p>
                    </text:list-item>
                    <text:list-item>
                      <text:p text:style-name="P3">Links to the right of the page</text:p>
                      <text:list>
                        <text:list-item>
                          <text:p text:style-name="P6">Font – Concert One(google fonts), cursive</text:p>
                        </text:list-item>
                        <text:list-item>
                          <text:p text:style-name="P6">Color – Darker Color (?blue/black?)</text:p>
                        </text:list-item>
                        <text:list-item>
                          <text:p text:style-name="P6">Drop down navigation on hover.</text:p>
                        </text:list-item>
                        <text:list-item>
                          <text:p text:style-name="P6">Links - TBD</text:p>
                        </text:list-item>
                      </text:list>
                    </text:list-item>
                    <text:list-item>
                      <text:p text:style-name="P3">FESC tag line to the left</text:p>
                      <text:list>
                        <text:list-item>
                          <text:p text:style-name="P6">Font – Courgette (google fonts), cursive</text:p>
                        </text:list-item>
                        <text:list-item>
                          <text:p text:style-name="P6">Color – Light color (?white/Gray?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Main content</text:p>
          <text:list>
            <text:list-item>
              <text:p text:style-name="P8">Main content to be unique between each page</text:p>
            </text:list-item>
            <text:list-item>
              <text:p text:style-name="P8">Background color – white (TBD) </text:p>
            </text:list-item>
            <text:list-item>
              <text:p text:style-name="P7">Lead with image content</text:p>
            </text:list-item>
            <text:list-item>
              <text:p text:style-name="P7">Wrap image with article content</text:p>
              <text:list>
                <text:list-item>
                  <text:p text:style-name="P7">This article should be unique to each page</text:p>
                </text:list-item>
                <text:list-item>
                  <text:p text:style-name="P7">Contact page to include contact information plus google maps</text:p>
                  <text:list>
                    <text:list-item>
                      <text:p text:style-name="P7">May not be article</text:p>
                    </text:list-item>
                  </text:list>
                </text:list-item>
              </text:list>
            </text:list-item>
            <text:list-item>
              <text:p text:style-name="P7">Second half main content to include modules</text:p>
              <text:list>
                <text:list-item>
                  <text:p text:style-name="P8">Module background color – Light gray (TBD)</text:p>
                  <text:list>
                    <text:list-item>
                      <text:p text:style-name="P8">Borders color TBD</text:p>
                    </text:list-item>
                  </text:list>
                </text:list-item>
                <text:list-item>
                  <text:p text:style-name="P7">Main page</text:p>
                  <text:list>
                    <text:list-item>
                      <text:p text:style-name="P7">Modules with brief information and link to sub-pages</text:p>
                    </text:list-item>
                  </text:list>
                </text:list-item>
                <text:list-item>
                  <text:p text:style-name="P7">Projects page</text:p>
                  <text:list>
                    <text:list-item>
                      <text:p text:style-name="P7">Modules with information on current/completed research project information</text:p>
                    </text:list-item>
                  </text:list>
                </text:list-item>
                <text:list-item>
                  <text:p text:style-name="P7">Contact page</text:p>
                  <text:list>
                    <text:list-item>
                      <text:p text:style-name="P7">Modules with contact information for individual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Footer content</text:p>
          <text:list>
            <text:list-item>
              <text:p text:style-name="P8">Footer content to be consistent between entire site </text:p>
            </text:list-item>
            <text:list-item>
              <text:p text:style-name="P8">Background color – orange to match top navigation (TBD)</text:p>
              <text:list>
                <text:list-item>
                  <text:p text:style-name="P8">footer to be split into 3 columns</text:p>
                  <text:list>
                    <text:list-item>
                      <text:p text:style-name="P8">Contact information</text:p>
                    </text:list-item>
                    <text:list-item>
                      <text:p text:style-name="P8"><text:soft-page-break/>Participating school logo/links</text:p>
                    </text:list-item>
                    <text:list-item>
                      <text:p text:style-name="P8">Links to share page on twitter &amp; facebook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9">Color information:</text:p>
      <text:list xml:id="list5911832954774633745" text:style-name="L2">
        <text:list-item>
          <text:p text:style-name="P5">Base Orange - #EC6600</text:p>
        </text:list-item>
        <text:list-item>
          <text:p text:style-name="P5">Gold - #ECDC00</text:p>
        </text:list-item>
        <text:list-item>
          <text:p text:style-name="P5">Light Green - #69FF00</text:p>
        </text:list-item>
        <text:list-item>
          <text:p text:style-name="P5">Dark Green - #10EC00</text:p>
        </text:list-item>
        <text:list-item>
          <text:p text:style-name="P5">Aqua - #00EC66</text:p>
        </text:list-item>
        <text:list-item>
          <text:p text:style-name="P5">Light blue - #00ECDC</text:p>
        </text:list-item>
      </text:list>
      <text:p text:style-name="P1"/>
      <text:p text:style-name="P9">Typography information:</text:p>
      <text:list xml:id="list195541825500584" text:continue-numbering="true" text:style-name="L2">
        <text:list-item>
          <text:p text:style-name="P10">Concert One – cursive</text:p>
        </text:list-item>
        <text:list-item>
          <text:p text:style-name="P10">Courgette – cursive</text:p>
        </text:list-item>
        <text:list-item>
          <text:p text:style-name="P10">TBD<text:span text:style-name="T1">6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35:28.481642290</meta:creation-date>
    <dc:date>2018-04-25T19:55:40.313016469</dc:date>
    <meta:editing-duration>PT40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341" meta:character-count="1885" meta:non-whitespace-character-count="1627"/>
  </office:meta>
</office:document-meta>
</file>